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Brief description</text:p>
      <text:p text:style-name="Standard">--</text:p>
      <text:p text:style-name="Standard">There is a lot of small and cheap color TFT displays around and with this project I want to give some of them the possibility to remotely control its content. Control is done by most common function calls of the Arduino GFX Library that are transferred to a µController that executes them.</text:p>
      <text:p text:style-name="Standard"/>
      <text:p text:style-name="Standard">First Prototype</text:p>
      <text:p text:style-name="Standard">-- <text:s/></text:p>
      <text:p text:style-name="Standard">First prototype is a 1.8" TFT with a ST7735 controller and additional SD-card slot. </text:p>
      <text:p text:style-name="Standard">As a µController an Arduino Pro Mini is used.</text:p>
      <text:p text:style-name="Standard">Communication is done using the UART of the Arduino.</text:p>
      <text:p text:style-name="Standard">A self-made case will hold the components.</text:p>
      <text:p text:style-name="Standard">A buzzer is used to realize an alarm-function, a LDR makes ist possible to change brightness of the display depending on ambient light.</text:p>
      <text:p text:style-name="Standard"/>
      <text:p text:style-name="Standard">***Be aware ... this is a work-in-progress project. Some parts may not or not proper work. Use at your own risc!***</text:p>
      <text:p text:style-name="Standard"/>
      <text:p text:style-name="Standard">Parts List 1st Prototype</text:p>
      <text:p text:style-name="Standard">--</text:p>
      <text:p text:style-name="Standard"><text:s/>- 1 x Arduino Pro Mini 1 x 1.8" TFT with SD-slot</text:p>
      <text:p text:style-name="Standard"><text:s/>- <text:s/>2 x Levelshifter with 4 channels </text:p>
      <text:p text:style-name="Standard"><text:s/>- 1 x Stepup/Stepdown Regulator 5 &lt;-&gt; 3V3 </text:p>
      <text:p text:style-name="Standard"><text:s/>- 1 x LDR <text:s/></text:p>
      <text:p text:style-name="Standard"><text:s/>- 1 x Buzzer </text:p>
      <text:p text:style-name="Standard"><text:s/>- 1 x Resistor 10 kOhm </text:p>
      <text:p text:style-name="Standard"><text:s/>- 2 x Resistor 4.7 kOhm</text:p>
      <text:p text:style-name="Standard"><text:s/>- 1 x Resistor 100 Ohm </text:p>
      <text:p text:style-name="Standard"><text:s/>- 2 x Ceramic Capacitor 100 nF </text:p>
      <text:p text:style-name="Standard"><text:s/>- 1 x Proto-PCB 16 rows/32 columns (around 42 x 83 mm) </text:p>
      <text:p text:style-name="Standard"><text:s/>- 1 x Proto-PCB 16 rows/6 columns (around 42 x 15 mm) <text:s/></text:p>
      <text:p text:style-name="Standard"><text:s/>- 1 x Stereo Jack female 3.5 mm </text:p>
      <text:p text:style-name="Standard"><text:s/>- 1 x DC Jack female 3.5 mm x 1.1 mm </text:p>
      <text:p text:style-name="Standard"><text:s/>- 1 x 4x1 Pin Header </text:p>
      <text:p text:style-name="Standard"><text:s/>- a bunch of colored wires 0.14 mm</text:p>
      <text:p text:style-name="Standard"/>
      <text:p text:style-name="Standard">Wiring via Levelshifter</text:p>
      <text:p text:style-name="Standard">--</text:p>
      <text:p text:style-name="Standard">| Arduino | Levelshifter| Levelshifter|1.8" TFT |</text:p>
      <text:p text:style-name="Standard">|--|--|--|--|</text:p>
      <text:p text:style-name="Standard">| Pin #10 |HV*| LV** | TFT_CS |</text:p>
      <text:p text:style-name="Standard">| Pin #9 |HV| LV|TFT_RST |</text:p>
      <text:p text:style-name="Standard">| Pin #8 |HV| LV|TFT_DC |</text:p>
      <text:p text:style-name="Standard">| Pin #13 |HV| LV|TFT_SCL |</text:p>
      <text:p text:style-name="Standard">| Pin #11 |HV| LV|TFT_SDA |</text:p>
      <text:p text:style-name="Standard">| Pin #7 |HV| LV|SD_CS |</text:p>
      <text:p text:style-name="Standard">| Pin #12 |HV| LV|SD_MISO |</text:p>
      <text:p text:style-name="Standard">| Pin #11 |HV| LV|SD_MOSI|</text:p>
      <text:p text:style-name="Standard">| Pin #13 |HV| LV|SD_SCL |</text:p>
      <text:p text:style-name="Standard"/>
      <text:p text:style-name="Standard">*HV means High Voltage Side</text:p>
      <text:p text:style-name="Standard">**LV means Low Voltage Side</text:p>
      <text:p text:style-name="Standard"/>
      <text:p text:style-name="Standard">---</text:p>
      <text:p text:style-name="Standard"/>
      <text:p text:style-name="Standard"><text:soft-page-break/>Because Vcc of the TFT is 5V **be aware** that **Jumper J1** on the back side of TFT is **open!** Otherwise the display is damaged.</text:p>
      <text:p text:style-name="Standard"/>
      <text:p text:style-name="Standard">Direct Wiring</text:p>
      <text:p text:style-name="Standard">-- <text:s/></text:p>
      <text:p text:style-name="Standard">|Arduino|Target 1 <text:s/>| Target 2| is for |</text:p>
      <text:p text:style-name="Standard">|--|--|--|--|</text:p>
      <text:p text:style-name="Standard">|Pin #5 <text:s/>| 100 Ohm | buzzer | limit current |</text:p>
      <text:p text:style-name="Standard">|Pin #6 <text:s/>| TFT LED+ | -- |dim backlight |</text:p>
      <text:p text:style-name="Standard">|Pin A0 <text:s/>| LDR |-- | light sense |</text:p>
      <text:p text:style-name="Standard">|Pin A0 <text:s/>| 10 kOhm |GND | pulldown|</text:p>
      <text:p text:style-name="Standard"/>
      <text:p text:style-name="Standard"/>
      <text:p text:style-name="Standard"/>
      <text:p text:style-name="Standard">Realized GFX-functions</text:p>
      <text:p text:style-name="Standard">--</text:p>
      <text:p text:style-name="Standard"><text:s/>- drawLine() </text:p>
      <text:p text:style-name="Standard"><text:s/>- drawFastHLine() </text:p>
      <text:p text:style-name="Standard"><text:s/>- drawFastVLine() </text:p>
      <text:p text:style-name="Standard"><text:s/>- drawRect() </text:p>
      <text:p text:style-name="Standard"><text:s/>- fillRect()</text:p>
      <text:p text:style-name="Standard"><text:s/>- drawCircle() </text:p>
      <text:p text:style-name="Standard"><text:s/>- fillCircle() </text:p>
      <text:p text:style-name="Standard"><text:s/>- drawTriangle() </text:p>
      <text:p text:style-name="Standard"><text:s/>- fillTriangle()</text:p>
      <text:p text:style-name="Standard"><text:s/>- drawRoundRect() </text:p>
      <text:p text:style-name="Standard"><text:s/>- fillRoundRect() </text:p>
      <text:p text:style-name="Standard"><text:s/>- setRotation() </text:p>
      <text:p text:style-name="Standard"><text:s/>- setTextWrap()</text:p>
      <text:p text:style-name="Standard"><text:s/>- fillScreen() </text:p>
      <text:p text:style-name="Standard"><text:s/>- setTextColor() </text:p>
      <text:p text:style-name="Standard"><text:s/>- fillScreen() </text:p>
      <text:p text:style-name="Standard"><text:s/>- invertDisplay()</text:p>
      <text:p text:style-name="Standard"><text:s/>- drawCircleHelper() </text:p>
      <text:p text:style-name="Standard"><text:s/>- fillCircleHelper() </text:p>
      <text:p text:style-name="Standard"><text:s/>- drawBitmap() </text:p>
      <text:p text:style-name="Standard"><text:s/>- drawChar()</text:p>
      <text:p text:style-name="Standard"><text:s/>- setCursor() </text:p>
      <text:p text:style-name="Standard"><text:s/>- setTextSize() </text:p>
      <text:p text:style-name="Standard"><text:s/>- height() </text:p>
      <text:p text:style-name="Standard"><text:s/>- width() </text:p>
      <text:p text:style-name="Standard"><text:s/>- write() </text:p>
      <text:p text:style-name="Standard"><text:s/>- drawPixel()</text:p>
      <text:p text:style-name="Standard"><text:s/>- print() </text:p>
      <text:p text:style-name="Standard"><text:s/>- println()</text:p>
      <text:p text:style-name="Standard"/>
      <text:p text:style-name="Standard">and. last but not least,</text:p>
      <text:p text:style-name="Standard">- <text:s text:c="2"/>setbrightness()</text:p>
      <text:p text:style-name="Standard"/>
      <text:p text:style-name="Standard">for dimming backlight of the TFT Displa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chanz</meta:initial-creator>
    <meta:creation-date>2018-07-11T00:14:23.862458435</meta:creation-date>
    <meta:generator>LibreOffice/6.0.3.2$Linux_X86_64 LibreOffice_project/00m0$Build-2</meta:generator>
    <dc:date>2018-07-11T00:17:30.517618166</dc:date>
    <dc:creator>Dirk Schanz</dc:creator>
    <meta:editing-duration>PT3M9S</meta:editing-duration>
    <meta:editing-cycles>1</meta:editing-cycles>
    <meta:document-statistic meta:table-count="0" meta:image-count="0" meta:object-count="0" meta:page-count="2" meta:paragraph-count="87" meta:word-count="499" meta:character-count="2632" meta:non-whitespace-character-count="2135"/>
  </office:meta>
</office:document-meta>
</file>